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!</text:span><text:span text:style-name="T2"> </text:span><text:span text:style-name="T1">Bem vindo ao curso de Orientação a Objetos com Java.</text:span><text:span text:style-name="T2"> </text:span><text:span text:style-name="T1">Eu sou Clovis Fernandes.</text:span><text:span text:style-name="T2"> </text:span><text:span text:style-name="T1">O objetivo da aula de hoje é falar sobre herança e com dois aspectos:</text:span><text:span text:style-name="T2"> </text:span><text:span text:style-name="T1">especialização, que olha da classe para a subclasse e generalização,</text:span><text:span text:style-name="T2"> </text:span><text:span text:style-name="T1">que a gente olha da classe para a superclasse.</text:span><text:span text:style-name="T2"> </text:span><text:span text:style-name="T1">Então, é isso que nós vamos fazer hoje.</text:span><text:span text:style-name="T2"> </text:span><text:span text:style-name="T1">Anteriormente, nós vimos os conceitos de generalização e especialização</text:span><text:span text:style-name="T2"> </text:span><text:span text:style-name="T1">com relação à herança no contexto de diagramas de classes com UML.</text:span><text:span text:style-name="T2"> </text:span><text:span text:style-name="T1">Agora nós iremos expandir esses conceitos, mostrar com mais detalhes,</text:span><text:span text:style-name="T2"> </text:span><text:span text:style-name="T1">caracterizá-los e explicá-los com mais detalhes para que vocês</text:span><text:span text:style-name="T2"> </text:span><text:span text:style-name="T1">possam aplicar quando estiverem fazendo os seus programa Java.</text:span><text:span text:style-name="T2"> </text:span><text:span text:style-name="T1">A ideia aqui é olhar a herança com esses dois olhares: olhares da</text:span><text:span text:style-name="T2"> </text:span><text:span text:style-name="T1">especialização e olhares da generalização,</text:span><text:span text:style-name="T2"> </text:span><text:span text:style-name="T1">mostrando o quanto isso será bom para estruturar melhor o nosso programa.</text:span><text:span text:style-name="T2"> </text:span><text:span text:style-name="T1">Anteriormente, quando mostramos o diagrama de classe,</text:span><text:span text:style-name="T2"> </text:span><text:span text:style-name="T1">nós mostramos que o triângulo vazado é que indica essa relação de</text:span><text:span text:style-name="T2"> </text:span><text:span text:style-name="T1">uma classe com a outra termos de herança</text:span><text:span text:style-name="T2"> </text:span><text:span text:style-name="T1">que a subclasse herda da superclasse.</text:span><text:span text:style-name="T2"> </text:span><text:span text:style-name="T1">A superclasse vai transmitir comportamento para a subclasse.</text:span><text:span text:style-name="T2"> </text:span><text:span text:style-name="T1">A gente usa setas para baixo quando eu estou com esse olhar de especialização e</text:span><text:span text:style-name="T2"> </text:span><text:span text:style-name="T1">a seta para cima quando nós estamos com esse olhar da generalização.</text:span><text:span text:style-name="T2"> </text:span><text:span text:style-name="T1">Nós havíamos mostrado então, também,</text:span><text:span text:style-name="T2"> </text:span><text:span text:style-name="T1">falado muito rapidamente sobre o princípio é-um,</text:span><text:span text:style-name="T2"> </text:span><text:span text:style-name="T1">que vai olhar da subclasse para a superclasse.</text:span><text:span text:style-name="T2"> </text:span><text:span text:style-name="T1">Então, quando você diz que uma classe é a superclasse, nesse sentido nós</text:span><text:span text:style-name="T2"> </text:span><text:span text:style-name="T1">vamos examinar todos os dois conceitos de especialização e generalização.</text:span><text:span text:style-name="T2"> </text:span><text:span text:style-name="T1">De fato, o conceito é-um, ele é muito importante,</text:span><text:span text:style-name="T2"> </text:span><text:span text:style-name="T1">porque é ele que vai definir, com mais precisão,</text:span><text:span text:style-name="T2"> </text:span><text:span text:style-name="T1">se eu vou especializar corretamente ou eu vou generalizar corretamente.</text:span><text:span text:style-name="T2"> </text:span><text:span text:style-name="T1">Eu sempre vou verificar se faz sentido eu dizer</text:span><text:span text:style-name="T2"> </text:span><text:span text:style-name="T1">tal classe é uma superclasse, ou tal classe eu posso,</text:span><text:span text:style-name="T2"> </text:span><text:span text:style-name="T1">então, especializar duas subclasses.</text:span><text:span text:style-name="T2"> </text:span><text:span text:style-name="T1">Eu tenho que examinar se o conceito é-um vai funcionar ou não.</text:span><text:span text:style-name="T2"> </text:span><text:span text:style-name="T1">Se não funcionar, não estamos num bom caminho de definir essa hierarquia</text:span><text:span text:style-name="T2"> </text:span><text:span text:style-name="T1">de herança de classes e superclasses, classes e subclasses.</text:span><text:span text:style-name="T2"> </text:span><text:span text:style-name="T1">Vamos começar a examinar, para exemplificar, a classe carro.</text:span><text:span text:style-name="T2"> </text:span><text:span text:style-name="T1">A classe carro, ela tem responsabilidades do tipo "sabe" que são a potência</text:span><text:span text:style-name="T2"> </text:span><text:span text:style-name="T1">do motor e a velocidade, e tem responsabilidades do tipo "faz"</text:span><text:span text:style-name="T2"> </text:span><text:span text:style-name="T1">e no nosso exemplo nós estamos mostrando o acelerar e o frear.</text:span><text:span text:style-name="T2"> </text:span><text:span text:style-name="T1">O quê que acontece?</text:span><text:span text:style-name="T2"> </text:span><text:span text:style-name="T1">Normalmente, as responsabilidades do tipo "faz",</text:span><text:span text:style-name="T2"> </text:span><text:span text:style-name="T1">elas vão fazer uso internamente na lógica dessas responsabilidades</text:span><text:span text:style-name="T2"> </text:span><text:span text:style-name="T1">das responsabilidades do tipo "sabe", então, por exemplo,</text:span><text:span text:style-name="T2"> </text:span><text:span text:style-name="T1">ao acelerar, eu vou levar conta a potência do motor</text:span><text:span text:style-name="T2"> </text:span><text:span text:style-name="T1">e vou atingir velocidades à medida que eu vou acelerando.</text:span><text:span text:style-name="T2"> </text:span><text:span text:style-name="T1">Ao frear, eu vou estar diminuindo a velocidade.</text:span><text:span text:style-name="T2"> </text:span><text:span text:style-name="T1">Então, como existe essa relação, nós vamos dar uma atenção,</text:span><text:span text:style-name="T2"> </text:span><text:span text:style-name="T1">quando tratarmos de herança, principalmente ao comportamento.</text:span><text:span text:style-name="T2"> </text:span><text:span text:style-name="T1">É o que mais nos interessa.</text:span><text:span text:style-name="T2"> </text:span><text:span text:style-name="T1">Trabalhar com o comportamento.</text:span><text:span text:style-name="T2"> </text:span><text:span text:style-name="T1">Ou seja, vamos sempre olhar,</text:span><text:span text:style-name="T2"> </text:span><text:span text:style-name="T1">caso de estarmos trabalhando com herança, com esse olhar do comportamento apenas.</text:span><text:span text:style-name="T2"> </text:span><text:span text:style-name="T1">É isso que vai nos ajudar a definir hierarquias de classes melhores,</text:span><text:span text:style-name="T2"> </text:span><text:span text:style-name="T1">que eu possa estar usando depois todo o potencial</text:span><text:span text:style-name="T2"> </text:span><text:span text:style-name="T1">de polimorfismo e de reuso e de extensão,</text:span><text:span text:style-name="T2"> </text:span><text:span text:style-name="T1">que essa hierarquia bem estruturada poderá nos proporcionar.</text:span><text:span text:style-name="T2"> </text:span><text:span text:style-name="T1">Com relação à especialização, vamos começar, então,</text:span><text:span text:style-name="T2"> </text:span><text:span text:style-name="T1">primeiramente falando sobre a especialização.</text:span><text:span text:style-name="T2"> </text:span><text:span text:style-name="T1">A seta para baixo, ou seja, eu estou olhando da classe para a subclasse.</text:span><text:span text:style-name="T2"> </text:span><text:span text:style-name="T1">O quê que acontece?</text:span><text:span text:style-name="T2"> </text:span><text:span text:style-name="T1">Vamos voltar aos nossos cartões CRC.</text:span><text:span text:style-name="T2"> </text:span><text:span text:style-name="T1">Eu olho a descrição de cartão e essa descrição do cartão, por exemplo,</text:span><text:span text:style-name="T2"> </text:span><text:span text:style-name="T1">ela é pouco mais geral e eu tenho na minha aplicação alguma classe</text:span><text:span text:style-name="T2"> </text:span><text:span text:style-name="T1">que se relaciona com essa descrição, mas ela é pouco mais específica.</text:span><text:span text:style-name="T2"> </text:span><text:span text:style-name="T1">Então, eu vejo que o relacionamento deles é de herança e que eu tenho uma subclasse</text:span><text:span text:style-name="T2"> </text:span><text:span text:style-name="T1">que especializa, ela é uma coisa que está restringindo a superclasse.</text:span><text:span text:style-name="T2"> </text:span><text:span text:style-name="T1">Então, a gente chama isso de especialização.</text:span><text:span text:style-name="T2"> </text:span><text:span text:style-name="T1">No nosso exemplo aí da classe A, nós temos uma classe A com</text:span><text:span text:style-name="T2"> </text:span><text:span text:style-name="T1">três métodos: método A1, método A2 e método</text:span><text:span text:style-name="T2"> </text:span><text:span text:style-name="T1">A3 e uma subclasse B com método B1 e método B2.</text:span><text:span text:style-name="T2"> </text:span><text:span text:style-name="T1">Vamos expandir a subclasse B exemplificando que nós,</text:span><text:span text:style-name="T2"> </text:span><text:span text:style-name="T1">de fato, dado que os métodos A1, A2 e A3 são públicos,</text:span><text:span text:style-name="T2"> </text:span><text:span text:style-name="T1">eu posso herdar esses métodos na subclasse B.</text:span><text:span text:style-name="T2"> </text:span><text:span text:style-name="T1">O quê que acontece nesse exemplo?</text:span><text:span text:style-name="T2"> </text:span><text:span text:style-name="T1">O método A1 e o método A2, eles podem ser herdados, vão ser herdados.</text:span><text:span text:style-name="T2"> </text:span><text:span text:style-name="T1">O quê que acontece?</text:span><text:span text:style-name="T2"> </text:span><text:span text:style-name="T1">O método A3, numa suposição que estamos fazendo aqui,</text:span><text:span text:style-name="T2"> </text:span><text:span text:style-name="T1">ele é sobreposto pelo método B2.</text:span><text:span text:style-name="T2"> </text:span><text:span text:style-name="T1">Embora os nomes aqui estejam diferentes mas, na verdade, é só para exemplificar</text:span><text:span text:style-name="T2"> </text:span><text:span text:style-name="T1">que é método de B e método de A, mas que eles têm, no fundo, o mesmo nome.</text:span><text:span text:style-name="T2"> </text:span><text:span text:style-name="T1">Então, ocorreu uma sobreposição.</text:span><text:span text:style-name="T2"> </text:span><text:span text:style-name="T1">Se eu quiser usar na classe B o método A3,</text:span><text:span text:style-name="T2"> </text:span><text:span text:style-name="T1">aí eu sou obrigado a colocar super.</text:span><text:span text:style-name="T2"> </text:span><text:span text:style-name="T1">método A3, que isso indica que eu posso usar na subclasse</text:span><text:span text:style-name="T2"> </text:span><text:span text:style-name="T1">B esse método que foi sobreposto, senão eu vou ter que usar o método</text:span><text:span text:style-name="T2"> </text:span><text:span text:style-name="T1">correspondente da classe B, que é o que a gente está exemplificando ali.</text:span><text:span text:style-name="T2"> </text:span><text:span text:style-name="T1">Com relação à herança com esse olhar da especialização, de cima para baixo,</text:span><text:span text:style-name="T2"> </text:span><text:span text:style-name="T1">nós temos duas maneiras que nós podemos encarar esse olhar,</text:span><text:span text:style-name="T2"> </text:span><text:span text:style-name="T1">do que a gente chama de expansão, uma classe como, por exemplo, a classe animal,</text:span><text:span text:style-name="T2"> </text:span><text:span text:style-name="T1">que você tem, nesse nosso exemplo, 2 responsabilidades,</text:span><text:span text:style-name="T2"> </text:span><text:span text:style-name="T1">a sua subclasse mamífero, que tem mais uma responsabilidade adicional,</text:span><text:span text:style-name="T2"> </text:span><text:span text:style-name="T1">então, ela herda as duas responsabilidades da classe animal e tem uma classe a mais.</text:span><text:span text:style-name="T2"> </text:span><text:span text:style-name="T1">Então, há uma expansão, eu passo a ter nesse exemplo,</text:span><text:span text:style-name="T2"> </text:span><text:span text:style-name="T1">é como se eu tivesse 2 responsabilidades na</text:span><text:span text:style-name="T2"> </text:span><text:span text:style-name="T1">classe animal e 3 responsabilidades na classe mamífero.</text:span><text:span text:style-name="T2"> </text:span><text:span text:style-name="T1">E depois, eu tenho as classes cão e gato,</text:span><text:span text:style-name="T2"> </text:span><text:span text:style-name="T1">cada uma com as suas responsabilidades específicas.</text:span><text:span text:style-name="T2"> </text:span><text:span text:style-name="T1">Elas herdam de animal, de mamífero e têm a sua responsabilidade específica,</text:span><text:span text:style-name="T2"> </text:span><text:span text:style-name="T1">então, ela passa a ter 4 responsabilidades.</text:span><text:span text:style-name="T2"> </text:span><text:span text:style-name="T1">O gato, a mesma coisa, ela passa a ter 4 responsabilidades.</text:span><text:span text:style-name="T2"> </text:span><text:span text:style-name="T1">Então, é essa expansão que a gente está querendo dizer,</text:span><text:span text:style-name="T2"> </text:span><text:span text:style-name="T1">é que o número de responsabilidades à medida que eu vou </text:span><text:soft-page-break/><text:span text:style-name="T1">especializando</text:span><text:span text:style-name="T2"> </text:span><text:span text:style-name="T1">superclasses para subclasses, o número das responsabilidades vão aumentando.</text:span><text:span text:style-name="T2"> </text:span><text:span text:style-name="T1">Qual a consequência disso?</text:span><text:span text:style-name="T2"> </text:span><text:span text:style-name="T1">Tem a ver com a outra maneira de a gente olhar, que é com relação à</text:span><text:span text:style-name="T2"> </text:span><text:span text:style-name="T1">abrangência dos objetos para cada classe, ou seja,</text:span><text:span text:style-name="T2"> </text:span><text:span text:style-name="T1">essa classe está no topo animal, ela tem uma abrangência maior, ela é mais geral.</text:span><text:span text:style-name="T2"> </text:span><text:span text:style-name="T1">Eu posso abrigar sobre ela objetos de todo tipo,</text:span><text:span text:style-name="T2"> </text:span><text:span text:style-name="T1">mamíferos de todo tipo e não só mamíferos, outros tipos de animais, né,</text:span><text:span text:style-name="T2"> </text:span><text:span text:style-name="T1">répteis, aves e insetos, outros tipos de animais eu posso abrigar.</text:span><text:span text:style-name="T2"> </text:span><text:span text:style-name="T1">Já quando eu uso como mamífero, ela é mais restrita do que animal e depois</text:span><text:span text:style-name="T2"> </text:span><text:span text:style-name="T1">quando eu trabalho com as subclasses, eu estou exemplificando de cão e gato,</text:span><text:span text:style-name="T2"> </text:span><text:span text:style-name="T1">elas são mais restritas ainda relação a animal porque eu tenho</text:span><text:span text:style-name="T2"> </text:span><text:span text:style-name="T1">outros tipos de animais carnívoros e outros tipos de mamíferos, né.</text:span><text:span text:style-name="T2"> </text:span><text:span text:style-name="T1">Eu tenho outros tipos de mamíferos, eu tenho zebra,</text:span><text:span text:style-name="T2"> </text:span><text:span text:style-name="T1">eu tenho outros tipos de animais que não são só cão e gato,</text:span><text:span text:style-name="T2"> </text:span><text:span text:style-name="T1">zebra, elefante e assim por diante, então outros tipos.</text:span><text:span text:style-name="T2"> </text:span><text:span text:style-name="T1">Então, ele é mais restrito.</text:span><text:span text:style-name="T2"> </text:span><text:span text:style-name="T1">A gente diz de uma maneira geral que ele é mais especializado.</text:span><text:span text:style-name="T2"> </text:span><text:span text:style-name="T1">Então, nós temos no topo da hierarquia o significado é mais geral,</text:span><text:span text:style-name="T2"> </text:span><text:span text:style-name="T1">mais abstrato e na base da hierarquia</text:span><text:span text:style-name="T2"> </text:span><text:span text:style-name="T1">ele é mais concreto, ele é mais especializado, mais restrito.</text:span><text:span text:style-name="T2"> </text:span><text:span text:style-name="T1">Agora vamos olhar o relacionamento é-um.</text:span><text:span text:style-name="T2"> </text:span><text:span text:style-name="T1">Relacionamento é-um, ele é usado para você realmente</text:span><text:span text:style-name="T2"> </text:span><text:span text:style-name="T1">confirmar se uma dada subclasse realmente faz</text:span><text:span text:style-name="T2"> </text:span><text:span text:style-name="T1">sentido ser colocada como uma subclasse de uma outra classe.</text:span><text:span text:style-name="T2"> </text:span><text:span text:style-name="T1">No caso aqui nós temos, por exemplo, pela numeração 1, que gato é mamífero.</text:span><text:span text:style-name="T2"> </text:span><text:span text:style-name="T1">Faz sentido isso?</text:span><text:span text:style-name="T2"> </text:span><text:span text:style-name="T1">Faz! Gato é mamífero.</text:span><text:span text:style-name="T2"> </text:span><text:span text:style-name="T1">No número 2 mamífero, eu estou dizendo que mamífero é animal.</text:span><text:span text:style-name="T2"> </text:span><text:span text:style-name="T1">Faz sentido isso?</text:span><text:span text:style-name="T2"> </text:span><text:span text:style-name="T1">Também faz.</text:span><text:span text:style-name="T2"> </text:span><text:span text:style-name="T1">Então, essa hierarquia está, vamos dizer assim,</text:span><text:span text:style-name="T2"> </text:span><text:span text:style-name="T1">sendo confirmada pelo relacionamento é-um.</text:span><text:span text:style-name="T2"> </text:span><text:span text:style-name="T1">vale também para o cachorro, cachorro é mamífero e mamífero é animal, obviamente.</text:span><text:span text:style-name="T2"> </text:span><text:span text:style-name="T1">O que que tem relação a isso?</text:span><text:span text:style-name="T2"> </text:span><text:span text:style-name="T1">É o aspecto da transitividade.</text:span><text:span text:style-name="T2"> </text:span><text:span text:style-name="T1">Como nós estamos vendo pelo número 3, se gato é mamífero,</text:span><text:span text:style-name="T2"> </text:span><text:span text:style-name="T1">mamífero é animal, então, gato, faz sentido gato ser animal?</text:span><text:span text:style-name="T2"> </text:span><text:span text:style-name="T1">Faz, então essa transitividade funciona.</text:span><text:span text:style-name="T2"> </text:span><text:span text:style-name="T1">Isso vai ser importante porque, se eu faço uma boa hierarquia,</text:span><text:span text:style-name="T2"> </text:span><text:span text:style-name="T1">nós vamos ter uso muito mais adequado do polimorfismo,</text:span><text:span text:style-name="T2"> </text:span><text:span text:style-name="T1">que estamos tratando outras aulas.</text:span><text:span text:style-name="T2"> </text:span><text:span text:style-name="T1">Vocês percebam aqui, que agora eu estou com olhar,</text:span><text:span text:style-name="T2"> </text:span><text:span text:style-name="T1">da classe para a superclasse, por isso que a gente está usando a seta para cima.</text:span><text:span text:style-name="T2"> </text:span><text:span text:style-name="T1">Agora vamos falar do outro olhar, até agora estávamos falando da especialização,</text:span><text:span text:style-name="T2"> </text:span><text:span text:style-name="T1">de cima para baixo, depois começamos a falar do relacionamento,</text:span><text:span text:style-name="T2"> </text:span><text:span text:style-name="T1">que vai confirmar, se faz sentido essa hierarquia de herança,</text:span><text:span text:style-name="T2"> </text:span><text:span text:style-name="T1">que era o relacionamento é-um, que é de baixo para cima, está certo?</text:span><text:span text:style-name="T2"> </text:span><text:span text:style-name="T1">Agora vamos falar sobre a generalização.</text:span><text:span text:style-name="T2"> </text:span><text:span text:style-name="T1">A especialização, nós vamos criando subclasses,</text:span><text:span text:style-name="T2"> </text:span><text:span text:style-name="T1">a generalização, nós vamos criando superclasses.</text:span><text:span text:style-name="T2"> </text:span><text:span text:style-name="T1">Então, ela é o oposto da especialização,</text:span><text:span text:style-name="T2"> </text:span><text:span text:style-name="T1">a seta é para cima nessa caso, nós estamos olhando da classe para a superclasse.</text:span><text:span text:style-name="T2"> </text:span><text:span text:style-name="T1">Como é que nós vamos fazer então a generalização?</text:span><text:span text:style-name="T2"> </text:span><text:span text:style-name="T1">Não é de qualquer jeito, nós vamos voltar aquilo que nós falamos,</text:span><text:span text:style-name="T2"> </text:span><text:span text:style-name="T1">nós vamos sempre olhar para o comportamento.</text:span><text:span text:style-name="T2"> </text:span><text:span text:style-name="T1">Então eu vou criar uma classe que faça</text:span><text:span text:style-name="T2"> </text:span><text:span text:style-name="T1">sentido com relação as descrições das subclasses.</text:span><text:span text:style-name="T2"> </text:span><text:span text:style-name="T1">Eu vou olhar sempre com base no comportamento e o comportamento eu olho</text:span><text:span text:style-name="T2"> </text:span><text:span text:style-name="T1">de duas maneiras: vendo a descrição da classe e as suas responsabilidades.</text:span><text:span text:style-name="T2"> </text:span><text:span text:style-name="T1">Ao criar a superclasse, as classes existentes se tornam</text:span><text:span text:style-name="T2"> </text:span><text:span text:style-name="T1">subclasses dessa superclasse, além disso, as responsabilidades</text:span><text:span text:style-name="T2"> </text:span><text:span text:style-name="T1">que são comuns às classes, elas são transferidas para a superclasse.</text:span><text:span text:style-name="T2"> </text:span><text:span text:style-name="T1">Então a gente transfere para a superclasse, essas classes que são comuns.</text:span><text:span text:style-name="T2"> </text:span><text:span text:style-name="T1">Esse processo de generalização,</text:span><text:span text:style-name="T2"> </text:span><text:span text:style-name="T1">nós vamos exemplificar com duas classes: a Item de Venda e a Item de Compra.</text:span><text:span text:style-name="T2"> </text:span><text:span text:style-name="T1">Percebam que existem duas responsabilidades que são comuns nas duas</text:span><text:span text:style-name="T2"> </text:span><text:span text:style-name="T1">classes, as duas responsabilidades comuns são: Atualizar Estoque e Totalizar.</text:span><text:span text:style-name="T2"> </text:span><text:span text:style-name="T1">Nós devemos olhar mais para saber se podemos fazer a generalização ou não.</text:span><text:span text:style-name="T2"> </text:span><text:span text:style-name="T1">Então, primeira coisa nós já fizemos, identificamos as responsabilidades comuns,</text:span><text:span text:style-name="T2"> </text:span><text:span text:style-name="T1">isso é suficiente para fazer a generalização?</text:span><text:span text:style-name="T2"> </text:span><text:span text:style-name="T1">Não, nós temos que olhar mais duas coisas.</text:span><text:span text:style-name="T2"> </text:span><text:span text:style-name="T1">Uma, se as descrições são análogas e outra se o relacionamento é-um vai funcionar.</text:span><text:span text:style-name="T2"> </text:span><text:span text:style-name="T1">Por que, que a gente tem que olhar se as descrições são análogas?</text:span><text:span text:style-name="T2"> </text:span><text:span text:style-name="T1">Eu posso ter classes que o nome fantasia da responsabilidade é o mesmo,</text:span><text:span text:style-name="T2"> </text:span><text:span text:style-name="T1">mas as classes não tem nada a ver uma com a outra, então eu não posso generalizar,</text:span><text:span text:style-name="T2"> </text:span><text:span text:style-name="T1">eu não posso criar uma superclasse com duas coisas diferentes,</text:span><text:span text:style-name="T2"> </text:span><text:span text:style-name="T1">eu tenho que respeitar as descrições, os tipos,</text:span><text:span text:style-name="T2"> </text:span><text:span text:style-name="T1">e o comportamento vai ser levado conta relação à isso.</text:span><text:span text:style-name="T2"> </text:span><text:span text:style-name="T1">No nosso caso aí no exemplo, nós temos Item de Venda e Item de Compra,</text:span><text:span text:style-name="T2"> </text:span><text:span text:style-name="T1">na descrição de cada uma delas se refere a mercadorias,</text:span><text:span text:style-name="T2"> </text:span><text:span text:style-name="T1">uma é mercadorias que estão à venda,</text:span><text:span text:style-name="T2"> </text:span><text:span text:style-name="T1">mercadorias que são compradas, então elas têm muito comum a isso.</text:span><text:span text:style-name="T2"> </text:span><text:span text:style-name="T1">O que é que eu vou fazer?</text:span><text:span text:style-name="T2"> </text:span><text:span text:style-name="T1">Vou criar uma superclasse chamada Mercadoria e é isso que eu vou</text:span><text:span text:style-name="T2"> </text:span><text:span text:style-name="T1">mostrar para vocês.</text:span><text:span text:style-name="T2"> </text:span><text:span text:style-name="T1">A superclasse Mercadoria está aí, o que que eu faço seguida?</text:span><text:span text:style-name="T2"> </text:span><text:span text:style-name="T1">Transfiro os métodos, as responsabilidades ou métodos que eram</text:span><text:span text:style-name="T2"> </text:span><text:span text:style-name="T1">comuns da subclasse, para a superclasse, foi o que eu fiz,</text:span><text:span text:style-name="T2"> </text:span><text:span text:style-name="T1">e confirmo através da verificação do relacionamento é-um.</text:span><text:span text:style-name="T2"> </text:span><text:span text:style-name="T1">Faz sentido Item de Venda é uma mercadoria?</text:span><text:span text:style-name="T2"> </text:span><text:span text:style-name="T1">Opa! Faz sentido.</text:span><text:span text:style-name="T2"> </text:span><text:span text:style-name="T1">Item de Compra, faz sentido, Item de Compra é uma mercadoria?</text:span><text:span text:style-name="T2"> </text:span><text:span text:style-name="T1">Também faz sentido!</text:span><text:span text:style-name="T2"> </text:span><text:span text:style-name="T1">Então com isso, essa hierarquia que nós criamos, que nós criamos,</text:span><text:span text:style-name="T2"> </text:span><text:span text:style-name="T1">que nós generalizamos uma classe com base nas duas classes,</text:span><text:span text:style-name="T2"> </text:span><text:span text:style-name="T1">está ok, foi bem feito.</text:span><text:span text:style-name="T2"> </text:span><text:span text:style-name="T1">Resumindo, se eu quero generalizar, ou com cartões CRC ou com classes Java,</text:span><text:span text:style-name="T2"> </text:span><text:span text:style-name="T1">essas três condições têm que ser respeitadas: eu tenho</text:span><text:span text:style-name="T2"> </text:span><text:span text:style-name="T1">que ter responsabilidades comuns, mas só isso não é suficiente,</text:span><text:span text:style-name="T2"> </text:span><text:span text:style-name="T1">as descrições têm que ser análogas,</text:span><text:span text:style-name="T2"> </text:span><text:span text:style-name="T1">das classes e o relacionamento é-um tem que ser </text:span><text:soft-page-break/><text:span text:style-name="T1">respeitado.</text:span><text:span text:style-name="T2"> </text:span><text:span text:style-name="T1">Então essas três condições é que devem ser satisfeitas para que eu possa garantir</text:span><text:span text:style-name="T2"> </text:span><text:span text:style-name="T1">que eu estou fazendo uma hierarquia de classes, de herança saudável, adequada.</text:span><text:span text:style-name="T2"> </text:span><text:span text:style-name="T1">Na aula de hoje nós completamos, mostramos para vocês que herança</text:span><text:span text:style-name="T2"> </text:span><text:span text:style-name="T1">pode ser vista de duas maneiras, com esses dois olhares: a especialização,</text:span><text:span text:style-name="T2"> </text:span><text:span text:style-name="T1">é de cima para baixo, da classe para a subclasse e de baixo para cima,</text:span><text:span text:style-name="T2"> </text:span><text:span text:style-name="T1">que é a generalização, nós olhamos da classe para a superclasse.</text:span><text:span text:style-name="T2"> </text:span><text:span text:style-name="T1">E o que amarra tudo isso?</text:span><text:span text:style-name="T2"> </text:span><text:span text:style-name="T1">É o relacionamento é-um.</text:span><text:span text:style-name="T2"> </text:span><text:span text:style-name="T3">Obrigado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3</meta:editing-cycles>
    <meta:generator>LibreOffice/5.1.6.2$Windows_x86 LibreOffice_project/07ac168c60a517dba0f0d7bc7540f5afa45f0909</meta:generator>
    <dc:date>2017-01-23T07:30:50.977000000</dc:date>
    <meta:document-statistic meta:table-count="0" meta:image-count="0" meta:object-count="0" meta:page-count="3" meta:paragraph-count="1" meta:word-count="2009" meta:character-count="11875" meta:non-whitespace-character-count="9866"/>
    <meta:user-defined meta:name="Info 1"/>
    <meta:user-defined meta:name="Info 2"/>
    <meta:user-defined meta:name="Info 3"/>
    <meta:user-defined meta:name="Info 4"/>
  </office:meta>
</office:document-meta>
</file>